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svg:stroke-color="#cc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66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tratti" svg:stroke-width="0.05cm" svg:stroke-color="#00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9900ff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tratti" svg:stroke-width="0.05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1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1.0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1.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54cm"/>
    </style:style>
    <style:style style:name="gr18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color="#990000" fo:font-size="36pt" style:font-size-asian="36pt" style:font-size-complex="36pt"/>
    </style:style>
    <style:style style:name="P4" style:family="paragraph">
      <loext:graphic-properties draw:fill="none" draw:fill-color="#ffffff"/>
      <style:text-properties fo:color="#006600" fo:font-size="36pt" style:font-size-asian="36pt" style:font-size-complex="36pt"/>
    </style:style>
    <style:style style:name="P5" style:family="paragraph">
      <loext:graphic-properties draw:fill="none" draw:fill-color="#ffffff"/>
      <style:text-properties fo:color="#9900ff" fo:font-size="36pt" style:font-size-asian="36pt" style:font-size-complex="36pt"/>
    </style:style>
    <style:style style:name="P6" style:family="paragraph">
      <loext:graphic-properties draw:fill="none" draw:fill-color="#ffffff"/>
      <style:text-properties fo:color="#000000" fo:font-size="36pt" style:font-size-asian="36pt" style:font-size-complex="36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T1" style:family="text">
      <style:text-properties fo:color="#990000" fo:font-size="36pt" style:font-size-asian="36pt" style:font-size-complex="36pt"/>
    </style:style>
    <style:style style:name="T2" style:family="text">
      <style:text-properties fo:color="#990000" style:text-position="super 58%" fo:font-size="36pt" style:font-size-asian="36pt" style:font-size-complex="36pt"/>
    </style:style>
    <style:style style:name="T3" style:family="text">
      <style:text-properties fo:color="#006600" fo:font-size="36pt" style:font-size-asian="36pt" style:font-size-complex="36pt"/>
    </style:style>
    <style:style style:name="T4" style:family="text">
      <style:text-properties fo:color="#006600" fo:font-size="18pt" style:font-size-asian="18pt" style:font-size-complex="18pt"/>
    </style:style>
    <style:style style:name="T5" style:family="text">
      <style:text-properties fo:color="#9900ff" fo:font-size="36pt" style:font-size-asian="36pt" style:font-size-complex="36pt"/>
    </style:style>
    <style:style style:name="T6" style:family="text">
      <style:text-properties fo:color="#9900ff" fo:font-size="18pt" style:font-size-asian="18pt" style:font-size-complex="18pt"/>
    </style:style>
    <style:style style:name="T7" style:family="text">
      <style:text-properties fo:color="#000000" fo:font-size="36pt" style:font-size-asian="36pt" style:font-size-complex="36pt"/>
    </style:style>
    <style:style style:name="T8" style:family="text">
      <style:text-properties fo:color="#000000" style:text-position="super 58%" fo:font-size="36pt" style:font-size-asian="36pt" style:font-size-complex="36pt"/>
    </style:style>
    <style:style style:name="T9" style:family="text">
      <style:text-properties fo:color="#000000" style:font-name="Liberation Sans3" fo:font-size="36pt" style:font-name-asian="Liberation Sans3" style:font-size-asian="36pt" style:font-name-complex="Liberation Sans3" style:font-size-complex="36pt"/>
    </style:style>
    <style:style style:name="T10" style:family="text">
      <style:text-properties fo:color="#000000" style:text-position="super 58%" style:font-name="Liberation Sans3" fo:font-size="36pt" style:font-name-asian="Liberation Sans3" style:font-size-asian="36pt" style:font-name-complex="Liberation Sans3" style:font-size-complex="36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style:text-position="0% 100%"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onnector draw:style-name="gr1" draw:text-style-name="P1" draw:layer="layout" draw:type="line" svg:x1="8.084cm" svg:y1="11.319cm" svg:x2="14.037cm" svg:y2="11.319cm" svg:d="M8084 11319h5953" svg:viewBox="0 0 5954 1">
          <text:p/>
        </draw:connector>
        <draw:custom-shape draw:style-name="gr2" draw:text-style-name="P2" draw:layer="layout" svg:width="0.4cm" svg:height="0.4cm" svg:x="7.7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4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6.137cm" svg:height="1.945cm" draw:transform="skewX (0.0623082542961975) rotate (-0.573340659280138) translate (14.401cm 11.301cm)" svg:viewBox="0 0 6138 1946" svg:d="M0 0c4761 0 6138 1946 6138 1946">
          <text:p/>
        </draw:path>
        <draw:path draw:style-name="gr3" draw:text-style-name="P1" draw:layer="layout" svg:width="4.019cm" svg:height="2.826cm" draw:transform="skewX (0.149051118120316) rotate (0.272271363311115) translate (14.0496804679947cm 8.46429346581926cm)" svg:viewBox="0 0 4020 2827" svg:d="M0 2827c4837-1 3958-2827 3958-2827">
          <text:p/>
        </draw:path>
        <draw:line draw:style-name="gr4" draw:text-style-name="P2" draw:layer="layout" svg:x1="9.2cm" svg:y1="7.8cm" svg:x2="7.8cm" svg:y2="11.1cm">
          <text:p/>
        </draw:line>
        <draw:line draw:style-name="gr5" draw:text-style-name="P1" draw:layer="layout" svg:x1="14.401cm" svg:y1="11.301cm" svg:x2="22.8cm" svg:y2="11.8cm">
          <text:p/>
        </draw:line>
        <draw:path draw:style-name="gr3" draw:text-style-name="P1" draw:layer="layout" svg:width="8.148cm" svg:height="2.681cm" draw:transform="rotate (0.0518362787842316) translate (14.2620175588295cm 8.62222096353637cm)" svg:viewBox="0 0 8149 2682" svg:d="M0 2682c5807 0 8149-2682 8149-2682">
          <text:p/>
        </draw:path>
        <draw:line draw:style-name="gr6" draw:text-style-name="P1" draw:layer="layout" svg:x1="8.4cm" svg:y1="10.8cm" svg:x2="14.6cm" svg:y2="11.301cm">
          <text:p/>
        </draw:line>
        <draw:line draw:style-name="gr7" draw:text-style-name="P1" draw:layer="layout" svg:x1="14.401cm" svg:y1="11.301cm" svg:x2="19.6cm" svg:y2="14.6cm">
          <text:p/>
        </draw:line>
        <draw:path draw:style-name="gr8" draw:text-style-name="P1" draw:layer="layout" svg:width="0.989cm" svg:height="0.423cm" draw:transform="rotate (0.785398163397448) translate (16.1cm 12.2cm)" svg:viewBox="0 0 990 424" svg:d="M0 424c566 0 990-424 990-424">
          <text:p/>
        </draw:path>
        <draw:line draw:style-name="gr9" draw:text-style-name="P1" draw:layer="layout" svg:x1="14.401cm" svg:y1="11.301cm" svg:x2="9.2cm" svg:y2="7.8cm">
          <text:p/>
        </draw:line>
        <draw:path draw:style-name="gr8" draw:text-style-name="P1" draw:layer="layout" svg:width="0.999cm" svg:height="0.399cm" draw:transform="rotate (1.5707963267949) translate (12cm 11cm)" svg:viewBox="0 0 1000 400" svg:d="M0 0c600 0 1000 400 1000 400">
          <text:p/>
        </draw:path>
        <draw:frame draw:style-name="gr10" draw:text-style-name="P3" draw:layer="layout" svg:width="1.853cm" svg:height="1.722cm" svg:x="10.2cm" svg:y="11.301cm">
          <draw:text-box>
            <text:p><text:span text:style-name="T1">D</text:span><text:span text:style-name="T2">+</text:span></text:p>
          </draw:text-box>
        </draw:frame>
        <draw:frame draw:style-name="gr11" draw:text-style-name="P4" draw:layer="layout" svg:width="1.666cm" svg:height="1.673cm" svg:x="22cm" svg:y="11.8cm">
          <draw:text-box>
            <text:p><text:span text:style-name="T3">p</text:span><text:span text:style-name="T4">D</text:span></text:p>
          </draw:text-box>
        </draw:frame>
        <draw:frame draw:style-name="gr12" draw:text-style-name="P5" draw:layer="layout" svg:width="1.632cm" svg:height="1.673cm" svg:x="19.8cm" svg:y="14.2cm">
          <draw:text-box>
            <text:p><text:span text:style-name="T5">p</text:span><text:span text:style-name="T6">K</text:span></text:p>
          </draw:text-box>
        </draw:frame>
        <draw:frame draw:style-name="gr13" draw:text-style-name="P6" draw:layer="layout" svg:width="1.595cm" svg:height="1.722cm" svg:x="15.947cm" svg:y="15.678cm">
          <draw:text-box>
            <text:p><text:span text:style-name="T7">K</text:span><text:span text:style-name="T8">-</text:span></text:p>
          </draw:text-box>
        </draw:frame>
        <draw:frame draw:style-name="gr14" draw:text-style-name="P6" draw:layer="layout" svg:width="1.81cm" svg:height="1.722cm" svg:x="18cm" svg:y="6.078cm">
          <draw:text-box>
            <text:p><text:span text:style-name="T9">π</text:span><text:span text:style-name="T10">+</text:span></text:p>
          </draw:text-box>
        </draw:frame>
        <draw:frame draw:style-name="gr14" draw:text-style-name="P6" draw:layer="layout" svg:width="1.81cm" svg:height="1.722cm" svg:x="22.59cm" svg:y="7.078cm">
          <draw:text-box>
            <text:p><text:span text:style-name="T9">π</text:span><text:span text:style-name="T10">+</text:span></text:p>
          </draw:text-box>
        </draw:frame>
        <draw:frame draw:style-name="gr15" draw:text-style-name="P6" draw:layer="layout" svg:width="1.56cm" svg:height="1.673cm" svg:x="6.4cm" svg:y="7.727cm">
          <draw:text-box>
            <text:p><text:span text:style-name="T7">d</text:span><text:span text:style-name="T11">0</text:span></text:p>
          </draw:text-box>
        </draw:frame>
        <draw:frame draw:style-name="gr16" draw:text-style-name="P7" draw:layer="layout" svg:width="0.925cm" svg:height="0.962cm" svg:x="17.4cm" svg:y="11.5cm">
          <draw:text-box>
            <text:p><text:span text:style-name="T12">K</text:span></text:p>
          </draw:text-box>
        </draw:frame>
        <draw:frame draw:style-name="gr17" draw:text-style-name="P6" draw:layer="layout" svg:width="1.954cm" svg:height="1.673cm" svg:x="16.646cm" svg:y="11.5cm">
          <draw:text-box>
            <text:p><text:span text:style-name="T9">θ</text:span><text:span text:style-name="T13">XY</text:span></text:p>
          </draw:text-box>
        </draw:frame>
        <draw:frame draw:style-name="gr16" draw:text-style-name="P7" draw:layer="layout" svg:width="0.925cm" svg:height="0.962cm" svg:x="7.135cm" svg:y="7.638cm">
          <draw:text-box>
            <text:p><text:span text:style-name="T12">K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1:45:37.487915075</meta:creation-date>
    <dc:date>2016-01-27T16:26:14.930070699</dc:date>
    <meta:editing-duration>PT2M14S</meta:editing-duration>
    <meta:editing-cycles>3</meta:editing-cycles>
    <meta:generator>LibreOffice/5.0.2.2$Linux_X86_64 LibreOffice_project/00m0$Build-2</meta:generator>
    <meta:document-statistic meta:object-count="46"/>
  </office:meta>
</office:document-meta>
</file>